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03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4">
          <table:table-cell office:value-type="string">
            <text:p>[block1;block=begin]</text:p>
          </table:table-cell>
          <table:table-cell office:value-type="string">
            <text:p>[block1.nom]</text:p>
          </table:table-cell>
          <table:table-cell table:style-name="ce3" office:value-type="string">
            <text:p><text:span text:style-name="T1">[block1.prenom]</text:span></text:p>
          </table:table-cell>
          <table:table-cell table:number-columns-repeated="11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5:03:11</dc:date>
    <dc:creator>romain </dc:creator>
    <meta:editing-duration>PT7H21M19S</meta:editing-duration>
    <meta:editing-cycles>91</meta:editing-cycles>
    <meta:document-statistic meta:table-count="3" meta:cell-count="42" meta:object-count="0"/>
  </office:meta>
</office:document-meta>
</file>